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3F0000002A048A7DD5.png" manifest:media-type="image/png"/>
  <manifest:file-entry manifest:full-path="Pictures/10000000000001F40000014D6C2100C9.png" manifest:media-type="image/png"/>
  <manifest:file-entry manifest:full-path="Pictures/10000000000001F40000014D2BAFA69E.png" manifest:media-type="image/png"/>
  <manifest:file-entry manifest:full-path="Pictures/10000000000001F40000014D3999EEC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7" style:family="graphic" style:parent-style-name="standard">
      <style:graphic-properties draw:stroke="none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solid" draw:fill-color="#83ca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.051cm" svg:stroke-color="#dd4814" draw:marker-start-width="0.076cm" draw:marker-end-width="0.076cm" svg:stroke-opacity="100%" draw:fill-color="#83caff" draw:shadow="hidden" dr3d:depth="0.18cm" dr3d:close-front="true" dr3d:close-back="true" dr3d:texture-generation-mode-x="parallel" dr3d:texture-generation-mode-y="parallel"/>
    </style:style>
    <style:style style:name="gr9" style:family="graphic" style:parent-style-name="objectwithoutfill">
      <style:graphic-properties svg:stroke-width="0.051cm" svg:stroke-color="#dd4814" draw:marker-start-width="0.076cm" draw:marker-end-width="0.076cm" svg:stroke-opacity="100%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4814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3.809cm" svg:height="2.539cm" svg:x="0.054cm" svg:y="8.174cm" svg:viewBox="0 0 3810 2540" draw:points="0,2540 0,0 3810,0 3810,2540">
          <text:p/>
        </draw:polygon>
        <draw:line draw:style-name="gr2" draw:text-style-name="P1" draw:layer="layout" svg:x1="4.158cm" svg:y1="9.314cm" svg:x2="5.174cm" svg:y2="9.314cm">
          <text:p/>
        </draw:line>
        <draw:custom-shape draw:style-name="gr3" draw:text-style-name="P2" draw:layer="layout" svg:width="2.83cm" svg:height="2.14cm" svg:x="5.444cm" svg:y="8.19cm">
          <text:p text:style-name="P1"><text:span text:style-name="T1">Deep </text:span></text:p>
          <text:p text:style-name="P1"><text:span text:style-name="T1">Convolutional </text:span></text:p>
          <text:p text:style-name="P1"><text:span text:style-name="T1">Neural </text:span></text:p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66cm" svg:height="1.11cm" svg:x="10.048cm" svg:y="8.704cm">
          <draw:image xlink:href="Pictures/100000000000003F0000002A048A7DD5.png" xlink:type="simple" xlink:show="embed" xlink:actuate="onLoad">
            <text:p/>
          </draw:image>
        </draw:frame>
        <draw:frame draw:style-name="gr4" draw:text-style-name="P1" draw:layer="layout" svg:width="3.81cm" svg:height="2.515cm" svg:x="24.162cm" svg:y="8.144cm">
          <draw:image xlink:href="Pictures/10000000000001F40000014D2BAFA69E.png" xlink:type="simple" xlink:show="embed" xlink:actuate="onLoad">
            <text:p/>
          </draw:image>
        </draw:frame>
        <draw:g>
          <dr3d:scene draw:style-name="gr5" svg:width="3.729cm" svg:height="1.423cm" svg:x="18.959cm" svg:y="9.017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14478 -18186 6350 4216" svg:d="m14478-18186v4216h6350v-4216z"/>
          </dr3d:scene>
          <dr3d:scene draw:style-name="gr7" xml:id="id1" draw:id="id1" svg:width="0.643cm" svg:height="0.393cm" svg:x="19.103cm" svg:y="8.9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2" draw:id="id2" svg:width="0.642cm" svg:height="0.393cm" svg:x="20.489cm" svg:y="8.9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5" draw:id="id5" svg:width="0.642cm" svg:height="0.392cm" svg:x="21.759cm" svg:y="8.94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6" draw:id="id6" svg:width="0.642cm" svg:height="0.393cm" svg:x="21.875cm" svg:y="9.46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7" draw:id="id7" svg:width="0.642cm" svg:height="0.393cm" svg:x="21.991cm" svg:y="10.0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4" draw:id="id4" svg:width="0.643cm" svg:height="0.392cm" svg:x="20.491cm" svg:y="10.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3" draw:id="id3" svg:width="0.643cm" svg:height="0.392cm" svg:x="20.491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9" draw:id="id9" svg:width="0.642cm" svg:height="0.393cm" svg:x="18.992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3d:scene draw:style-name="gr7" xml:id="id8" draw:id="id8" svg:width="0.643cm" svg:height="0.392cm" svg:x="18.877cm" svg:y="10.04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</dr3d:scene>
          <draw:connector draw:style-name="gr9" draw:text-style-name="P1" draw:layer="layout" draw:type="curve" svg:x1="19.424cm" svg:y1="8.939cm" svg:x2="20.81cm" svg:y2="8.94cm" draw:start-shape="id1" draw:start-glue-point="0" draw:end-shape="id2" draw:end-glue-point="0" svg:d="m19424 8939c0-750 1386-750 1386 1" svg:viewBox="0 0 1387 564">
            <text:p/>
          </draw:connector>
          <draw:connector draw:style-name="gr9" draw:text-style-name="P1" draw:layer="layout" draw:type="curve" svg:x1="19.424cm" svg:y1="8.939cm" svg:x2="20.812cm" svg:y2="9.463cm" draw:start-shape="id1" draw:start-glue-point="0" draw:end-shape="id3" svg:d="m19424 8939c0-750 1388-1012 1388 524" svg:viewBox="0 0 1389 1123">
            <text:p/>
          </draw:connector>
          <draw:connector draw:style-name="gr9" draw:text-style-name="P1" draw:layer="layout" draw:type="curve" svg:x1="19.424cm" svg:y1="8.939cm" svg:x2="20.812cm" svg:y2="10.04cm" draw:start-shape="id1" draw:start-glue-point="0" draw:end-shape="id4" svg:d="m19424 8939c0-750 1388-1300 1388 1101" svg:viewBox="0 0 1389 1742">
            <text:p/>
          </draw:connector>
          <draw:connector draw:style-name="gr9" draw:text-style-name="P1" draw:layer="layout" draw:type="curve" svg:x1="19.424cm" svg:y1="8.939cm" svg:x2="22.08cm" svg:y2="8.941cm" draw:start-shape="id1" draw:start-glue-point="0" draw:end-shape="id5" draw:end-glue-point="0" svg:d="m19424 8939c0-750 2656-751 2656 2" svg:viewBox="0 0 2657 566">
            <text:p/>
          </draw:connector>
          <draw:connector draw:style-name="gr9" draw:text-style-name="P1" draw:layer="layout" draw:type="curve" svg:x1="19.424cm" svg:y1="8.939cm" svg:x2="22.196cm" svg:y2="9.461cm" draw:start-shape="id1" draw:start-glue-point="0" draw:end-shape="id6" draw:end-glue-point="0" svg:d="m19424 8939c0-750 2772-1011 2772 522" svg:viewBox="0 0 2773 1121">
            <text:p/>
          </draw:connector>
          <draw:connector draw:style-name="gr9" draw:text-style-name="P1" draw:layer="layout" draw:type="curve" svg:x1="19.424cm" svg:y1="8.939cm" svg:x2="22.312cm" svg:y2="10.039cm" draw:start-shape="id1" draw:start-glue-point="0" draw:end-shape="id7" svg:d="m19424 8939c0-750 2888-1300 2888 1100" svg:viewBox="0 0 2889 1741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313cm" svg:y1="9.463cm" svg:x2="19.198cm" svg:y2="10.042cm" draw:start-shape="id9" draw:start-glue-point="0" draw:end-shape="id8" draw:end-glue-point="0" svg:d="m19313 9463c0-750-115-1039-115 579" svg:viewBox="0 0 116 1182">
            <text:p/>
          </draw:connector>
          <draw:connector draw:style-name="gr9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9" draw:text-style-name="P1" draw:layer="layout" draw:type="curve" svg:x1="19.313cm" svg:y1="9.463cm" svg:x2="20.812cm" svg:y2="9.463cm" draw:start-shape="id9" draw:start-glue-point="0" draw:end-shape="id3" draw:end-glue-point="0" svg:d="m19313 9463c0-750 1499-750 1499 0" svg:viewBox="0 0 1500 563">
            <text:p/>
          </draw:connector>
          <draw:connector draw:style-name="gr9" draw:text-style-name="P1" draw:layer="layout" draw:type="curve" svg:x1="19.313cm" svg:y1="9.463cm" svg:x2="20.812cm" svg:y2="10.04cm" draw:start-shape="id9" draw:start-glue-point="0" draw:end-shape="id4" draw:end-glue-point="0" svg:d="m19313 9463c0-750 1499-1038 1499 577" svg:viewBox="0 0 1500 1180">
            <text:p/>
          </draw:connector>
          <draw:connector draw:style-name="gr10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10" draw:text-style-name="P1" draw:layer="layout" draw:type="curve" svg:x1="19.313cm" svg:y1="9.463cm" svg:x2="22.08cm" svg:y2="8.941cm" draw:start-shape="id9" draw:start-glue-point="0" draw:end-shape="id5" draw:end-glue-point="0" svg:d="m19313 9463c0-1533 2767-1272 2767-522" svg:viewBox="0 0 2768 1121">
            <text:p/>
          </draw:connector>
          <draw:connector draw:style-name="gr10" draw:text-style-name="P1" draw:layer="layout" draw:type="curve" svg:x1="19.313cm" svg:y1="9.463cm" svg:x2="22.196cm" svg:y2="9.461cm" draw:start-shape="id9" draw:start-glue-point="0" draw:end-shape="id6" draw:end-glue-point="0" svg:d="m19313 9463c0-753 2883-752 2883-2" svg:viewBox="0 0 2884 566">
            <text:p/>
          </draw:connector>
          <draw:connector draw:style-name="gr10" draw:text-style-name="P1" draw:layer="layout" draw:type="curve" svg:x1="19.313cm" svg:y1="9.463cm" svg:x2="22.312cm" svg:y2="10.039cm" draw:start-shape="id9" draw:start-glue-point="0" draw:end-shape="id7" draw:end-glue-point="0" svg:d="m19313 9463c0-750 2999-1038 2999 576" svg:viewBox="0 0 3000 1179">
            <text:p/>
          </draw:connector>
          <draw:connector draw:style-name="gr10" draw:text-style-name="P1" draw:layer="layout" draw:type="curve" svg:x1="19.198cm" svg:y1="10.042cm" svg:x2="20.81cm" svg:y2="8.94cm" draw:start-shape="id8" draw:start-glue-point="0" draw:end-shape="id2" draw:end-glue-point="0" svg:d="m19198 10042c0-2403 1612-1852 1612-1102" svg:viewBox="0 0 1613 1744">
            <text:p/>
          </draw:connector>
          <draw:connector draw:style-name="gr10" draw:text-style-name="P1" draw:layer="layout" draw:type="curve" svg:x1="19.198cm" svg:y1="10.042cm" svg:x2="20.812cm" svg:y2="9.463cm" draw:start-shape="id8" draw:start-glue-point="0" draw:end-shape="id3" draw:end-glue-point="0" svg:d="m19198 10042c0-1618 1614-1329 1614-579" svg:viewBox="0 0 1615 1182">
            <text:p/>
          </draw:connector>
          <draw:connector draw:style-name="gr10" draw:text-style-name="P1" draw:layer="layout" draw:type="curve" svg:x1="19.198cm" svg:y1="10.042cm" svg:x2="20.812cm" svg:y2="10.04cm" draw:start-shape="id8" draw:start-glue-point="0" draw:end-shape="id4" draw:end-glue-point="0" svg:d="m19198 10042c0-753 1614-752 1614-2" svg:viewBox="0 0 1615 566">
            <text:p/>
          </draw:connector>
          <draw:connector draw:style-name="gr10" draw:text-style-name="P1" draw:layer="layout" draw:type="curve" svg:x1="19.198cm" svg:y1="10.042cm" svg:x2="22.08cm" svg:y2="8.941cm" draw:start-shape="id8" draw:start-glue-point="0" draw:end-shape="id5" draw:end-glue-point="0" svg:d="m19198 10042c0-2401 2882-1851 2882-1101" svg:viewBox="0 0 2883 1742">
            <text:p/>
          </draw:connector>
          <draw:connector draw:style-name="gr10" draw:text-style-name="P1" draw:layer="layout" draw:type="curve" svg:x1="19.198cm" svg:y1="10.042cm" svg:x2="22.196cm" svg:y2="9.461cm" draw:start-shape="id8" draw:start-glue-point="0" draw:end-shape="id6" draw:end-glue-point="0" svg:d="m19198 10042c0-1621 2998-1331 2998-581" svg:viewBox="0 0 2999 1184">
            <text:p/>
          </draw:connector>
          <draw:connector draw:style-name="gr10" draw:text-style-name="P1" draw:layer="layout" draw:type="curve" svg:x1="19.198cm" svg:y1="10.042cm" svg:x2="22.312cm" svg:y2="10.039cm" draw:start-shape="id8" draw:start-glue-point="0" draw:end-shape="id7" draw:end-glue-point="0" svg:d="m19198 10042c0-754 3114-753 3114-3" svg:viewBox="0 0 3115 567">
            <text:p/>
          </draw:connector>
          <draw:connector draw:style-name="gr10" draw:text-style-name="P1" draw:layer="layout" draw:type="curve" svg:x1="20.81cm" svg:y1="8.94cm" svg:x2="20.812cm" svg:y2="10.04cm" draw:start-shape="id2" draw:start-glue-point="0" draw:end-shape="id4" draw:end-glue-point="0" svg:d="m20810 8940c0-750 2-1300 2 1100" svg:viewBox="0 0 3 1741">
            <text:p/>
          </draw:connector>
          <draw:connector draw:style-name="gr10" draw:text-style-name="P1" draw:layer="layout" draw:type="curve" svg:x1="20.81cm" svg:y1="8.94cm" svg:x2="22.08cm" svg:y2="8.941cm" draw:start-shape="id2" draw:start-glue-point="0" draw:end-shape="id5" draw:end-glue-point="0" svg:d="m20810 8940c0-750 1270-750 1270 1" svg:viewBox="0 0 1271 564">
            <text:p/>
          </draw:connector>
          <draw:connector draw:style-name="gr10" draw:text-style-name="P1" draw:layer="layout" draw:type="curve" svg:x1="20.81cm" svg:y1="8.94cm" svg:x2="22.196cm" svg:y2="9.461cm" draw:start-shape="id2" draw:start-glue-point="0" draw:end-shape="id6" draw:end-glue-point="0" svg:d="m20810 8940c0-750 1386-1010 1386 521" svg:viewBox="0 0 1387 1120">
            <text:p/>
          </draw:connector>
          <draw:connector draw:style-name="gr10" draw:text-style-name="P1" draw:layer="layout" draw:type="curve" svg:x1="20.81cm" svg:y1="8.94cm" svg:x2="22.312cm" svg:y2="10.039cm" draw:start-shape="id2" draw:start-glue-point="0" draw:end-shape="id7" draw:end-glue-point="0" svg:d="m20810 8940c0-750 1502-1299 1502 1099" svg:viewBox="0 0 1503 1740">
            <text:p/>
          </draw:connector>
          <draw:connector draw:style-name="gr10" draw:text-style-name="P1" draw:layer="layout" draw:type="curve" svg:x1="20.812cm" svg:y1="9.463cm" svg:x2="22.08cm" svg:y2="8.941cm" draw:start-shape="id3" draw:start-glue-point="0" draw:end-shape="id5" draw:end-glue-point="0" svg:d="m20812 9463c0-1533 1268-1272 1268-522" svg:viewBox="0 0 1269 1121">
            <text:p/>
          </draw:connector>
          <draw:connector draw:style-name="gr10" draw:text-style-name="P1" draw:layer="layout" draw:type="curve" svg:x1="20.812cm" svg:y1="9.463cm" svg:x2="22.196cm" svg:y2="9.461cm" draw:start-shape="id3" draw:start-glue-point="0" draw:end-shape="id6" draw:end-glue-point="0" svg:d="m20812 9463c0-753 1384-752 1384-2" svg:viewBox="0 0 1385 566">
            <text:p/>
          </draw:connector>
          <draw:connector draw:style-name="gr10" draw:text-style-name="P1" draw:layer="layout" draw:type="curve" svg:x1="20.812cm" svg:y1="9.463cm" svg:x2="22.312cm" svg:y2="10.039cm" draw:start-shape="id3" draw:start-glue-point="0" draw:end-shape="id7" draw:end-glue-point="0" svg:d="m20812 9463c0-750 1500-1038 1500 576" svg:viewBox="0 0 1501 1179">
            <text:p/>
          </draw:connector>
          <draw:connector draw:style-name="gr10" draw:text-style-name="P1" draw:layer="layout" draw:type="curve" svg:x1="20.812cm" svg:y1="10.04cm" svg:x2="22.08cm" svg:y2="8.941cm" draw:start-shape="id4" draw:start-glue-point="0" draw:end-shape="id5" draw:end-glue-point="0" svg:d="m20812 10040c0-2398 1268-1849 1268-1099" svg:viewBox="0 0 1269 1740">
            <text:p/>
          </draw:connector>
          <draw:connector draw:style-name="gr10" draw:text-style-name="P1" draw:layer="layout" draw:type="curve" svg:x1="20.812cm" svg:y1="10.04cm" svg:x2="22.196cm" svg:y2="9.461cm" draw:start-shape="id4" draw:start-glue-point="0" draw:end-shape="id6" draw:end-glue-point="0" svg:d="m20812 10040c0-1618 1384-1329 1384-579" svg:viewBox="0 0 1385 1182">
            <text:p/>
          </draw:connector>
          <draw:connector draw:style-name="gr10" draw:text-style-name="P1" draw:layer="layout" draw:type="curve" svg:x1="20.812cm" svg:y1="10.04cm" svg:x2="22.312cm" svg:y2="10.039cm" draw:start-shape="id4" draw:start-glue-point="0" draw:end-shape="id7" draw:end-glue-point="0" svg:d="m20812 10040c0-751 1500-751 1500-1" svg:viewBox="0 0 1501 564">
            <text:p/>
          </draw:connector>
          <draw:connector draw:style-name="gr10" draw:text-style-name="P1" draw:layer="layout" draw:type="curve" svg:x1="22.08cm" svg:y1="8.941cm" svg:x2="22.196cm" svg:y2="9.461cm" draw:start-shape="id5" draw:start-glue-point="0" draw:end-shape="id6" draw:end-glue-point="0" svg:d="m22080 8941c0-750 116-1010 116 520" svg:viewBox="0 0 117 1119">
            <text:p/>
          </draw:connector>
          <draw:connector draw:style-name="gr10" draw:text-style-name="P1" draw:layer="layout" draw:type="curve" svg:x1="22.08cm" svg:y1="8.941cm" svg:x2="22.312cm" svg:y2="10.039cm" draw:start-shape="id5" draw:start-glue-point="0" draw:end-shape="id7" draw:end-glue-point="0" svg:d="m22080 8941c0-750 232-1299 232 1098" svg:viewBox="0 0 233 1739">
            <text:p/>
          </draw:connector>
          <draw:connector draw:style-name="gr10" draw:text-style-name="P1" draw:layer="layout" draw:type="curve" svg:x1="19.424cm" svg:y1="8.939cm" svg:x2="19.313cm" svg:y2="9.463cm" draw:start-shape="id1" draw:start-glue-point="0" draw:end-shape="id9" draw:end-glue-point="0" svg:d="m19424 8939c0-750-111-1012-111 524" svg:viewBox="0 0 112 1123">
            <text:p/>
          </draw:connector>
        </draw:g>
        <draw:custom-shape draw:style-name="gr11" draw:text-style-name="P3" draw:layer="layout" svg:width="2.286cm" svg:height="0.908cm" svg:x="0.816cm" svg:y="7.112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16cm" svg:y1="9.206cm" svg:x2="9.632cm" svg:y2="9.206cm">
          <text:p/>
        </draw:line>
        <draw:custom-shape draw:style-name="gr11" draw:text-style-name="P3" draw:layer="layout" svg:width="2.252cm" svg:height="1.27cm" svg:x="9.786cm" svg:y="7.374cm">
          <text:p text:style-name="P1"><text:span text:style-name="T2">Coarse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8cm" svg:y1="9.206cm" svg:x2="13.196cm" svg:y2="9.206cm">
          <text:p/>
        </draw:line>
        <draw:frame draw:style-name="gr4" draw:text-style-name="P1" draw:layer="layout" svg:width="3.81cm" svg:height="2.54cm" svg:x="13.558cm" svg:y="8.142cm">
          <draw:image xlink:href="Pictures/10000000000001F40000014D6C2100C9.png" xlink:type="simple" xlink:show="embed" xlink:actuate="onLoad">
            <text:p/>
          </draw:image>
        </draw:frame>
        <draw:custom-shape draw:style-name="gr11" draw:text-style-name="P3" draw:layer="layout" svg:width="5.416cm" svg:height="1.024cm" svg:x="12.718cm" svg:y="7.112cm">
          <text:p text:style-name="P1"><text:span text:style-name="T2">Bi-linear Upsampl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79cm" svg:y1="9.056cm" svg:x2="18.695cm" svg:y2="9.056cm">
          <text:p/>
        </draw:line>
        <draw:line draw:style-name="gr2" draw:text-style-name="P1" draw:layer="layout" svg:x1="22.878cm" svg:y1="9.106cm" svg:x2="23.894cm" svg:y2="9.106cm">
          <text:p/>
        </draw:line>
        <draw:custom-shape draw:style-name="gr11" draw:text-style-name="P3" draw:layer="layout" svg:width="3cm" svg:height="1.024cm" svg:x="19.318cm" svg:y="7.112cm">
          <text:p text:style-name="P1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24.823cm" svg:y="7.274cm">
          <text:p text:style-name="P1"><text:span text:style-name="T2">Final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3"><text:span text:style-name="T2">Deep </text:span></text:p>
            <text:p text:style-name="P3"><text:span text:style-name="T2">Convolutional </text:span></text:p>
            <text:p text:style-name="P3"><text:span text:style-name="T2">Neural </text:span></text:p>
            <text:p text:style-name="P3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66cm" svg:height="1.11cm" svg:x="20.348cm" svg:y="4.804cm">
            <draw:image xlink:href="Pictures/100000000000003F0000002A048A7DD5.png" xlink:type="simple" xlink:show="embed" xlink:actuate="onLoad">
              <text:p/>
            </draw:image>
          </draw:fram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5" svg:width="4.971cm" svg:height="1.89cm" svg:x="11.962cm" svg:y="9.914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6" draw:layer="layout" svg:viewBox="14478 -18186 6350 4216" svg:d="m14478-18186v4216h6350v-4216z"/>
            </dr3d:scene>
            <dr3d:scene draw:style-name="gr7" xml:id="id10" draw:id="id10" svg:width="0.857cm" svg:height="0.522cm" svg:x="12.154cm" svg:y="9.8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1" draw:id="id11" svg:width="0.856cm" svg:height="0.522cm" svg:x="14.002cm" svg:y="9.81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4" draw:id="id14" svg:width="0.855cm" svg:height="0.521cm" svg:x="15.695cm" svg:y="9.81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5" draw:id="id15" svg:width="0.856cm" svg:height="0.522cm" svg:x="15.849cm" svg:y="10.5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6" draw:id="id16" svg:width="0.856cm" svg:height="0.522cm" svg:x="16.004cm" svg:y="11.27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3" draw:id="id13" svg:width="0.858cm" svg:height="0.52cm" svg:x="14.004cm" svg:y="11.27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2" draw:id="id12" svg:width="0.858cm" svg:height="0.521cm" svg:x="14.004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8" draw:id="id18" svg:width="0.856cm" svg:height="0.522cm" svg:x="12.006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3d:scene draw:style-name="gr7" xml:id="id17" draw:id="id17" svg:width="0.857cm" svg:height="0.521cm" svg:x="11.853cm" svg:y="11.27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52 -13973 802 765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21-2zm763-763z"/>
            </dr3d:scene>
            <draw:connector draw:style-name="gr9" draw:text-style-name="P1" draw:layer="layout" draw:type="curve" svg:x1="12.582cm" svg:y1="9.81cm" svg:x2="14.43cm" svg:y2="9.812cm" draw:start-shape="id10" draw:start-glue-point="0" draw:end-shape="id11" draw:end-glue-point="0" svg:d="m12582 9810c0-750 1848-751 1848 2" svg:viewBox="0 0 1849 566">
              <text:p/>
            </draw:connector>
            <draw:connector draw:style-name="gr9" draw:text-style-name="P1" draw:layer="layout" draw:type="curve" svg:x1="12.582cm" svg:y1="9.81cm" svg:x2="14.433cm" svg:y2="10.506cm" draw:start-shape="id10" draw:start-glue-point="0" draw:end-shape="id12" svg:d="m12582 9810c0-750 1851-1098 1851 696" svg:viewBox="0 0 1852 1308">
              <text:p/>
            </draw:connector>
            <draw:connector draw:style-name="gr9" draw:text-style-name="P1" draw:layer="layout" draw:type="curve" svg:x1="12.582cm" svg:y1="9.81cm" svg:x2="14.433cm" svg:y2="11.273cm" draw:start-shape="id10" draw:start-glue-point="0" draw:end-shape="id13" svg:d="m12582 9810c0-750 1851-1481 1851 1463" svg:viewBox="0 0 1852 2132">
              <text:p/>
            </draw:connector>
            <draw:connector draw:style-name="gr9" draw:text-style-name="P1" draw:layer="layout" draw:type="curve" svg:x1="12.582cm" svg:y1="9.81cm" svg:x2="16.122cm" svg:y2="9.813cm" draw:start-shape="id10" draw:start-glue-point="0" draw:end-shape="id14" draw:end-glue-point="0" svg:d="m12582 9810c0-750 3540-751 3540 3" svg:viewBox="0 0 3541 567">
              <text:p/>
            </draw:connector>
            <draw:connector draw:style-name="gr9" draw:text-style-name="P1" draw:layer="layout" draw:type="curve" svg:x1="12.582cm" svg:y1="9.81cm" svg:x2="16.277cm" svg:y2="10.504cm" draw:start-shape="id10" draw:start-glue-point="0" draw:end-shape="id15" draw:end-glue-point="0" svg:d="m12582 9810c0-750 3695-1097 3695 694" svg:viewBox="0 0 3696 1305">
              <text:p/>
            </draw:connector>
            <draw:connector draw:style-name="gr9" draw:text-style-name="P1" draw:layer="layout" draw:type="curve" svg:x1="12.582cm" svg:y1="9.81cm" svg:x2="16.432cm" svg:y2="11.271cm" draw:start-shape="id10" draw:start-glue-point="0" draw:end-shape="id16" svg:d="m12582 9810c0-750 3850-1480 3850 1461" svg:viewBox="0 0 3851 2130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434cm" svg:y1="10.506cm" svg:x2="12.281cm" svg:y2="11.275cm" draw:start-shape="id18" draw:start-glue-point="0" draw:end-shape="id17" draw:end-glue-point="0" svg:d="m12434 10506c0-750-153-1134-153 769" svg:viewBox="0 0 154 1386">
              <text:p/>
            </draw:connector>
            <draw:connector draw:style-name="gr9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9" draw:text-style-name="P1" draw:layer="layout" draw:type="curve" svg:x1="12.434cm" svg:y1="10.506cm" svg:x2="14.433cm" svg:y2="10.506cm" draw:start-shape="id18" draw:start-glue-point="0" draw:end-shape="id12" draw:end-glue-point="0" svg:d="m12434 10506c0-750 1999-750 1999 0" svg:viewBox="0 0 2000 563">
              <text:p/>
            </draw:connector>
            <draw:connector draw:style-name="gr9" draw:text-style-name="P1" draw:layer="layout" draw:type="curve" svg:x1="12.434cm" svg:y1="10.506cm" svg:x2="14.433cm" svg:y2="11.273cm" draw:start-shape="id18" draw:start-glue-point="0" draw:end-shape="id13" draw:end-glue-point="0" svg:d="m12434 10506c0-750 1999-1133 1999 767" svg:viewBox="0 0 2000 1384">
              <text:p/>
            </draw:connector>
            <draw:connector draw:style-name="gr10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10" draw:text-style-name="P1" draw:layer="layout" draw:type="curve" svg:x1="12.434cm" svg:y1="10.506cm" svg:x2="16.122cm" svg:y2="9.813cm" draw:start-shape="id18" draw:start-glue-point="0" draw:end-shape="id14" draw:end-glue-point="0" svg:d="m12434 10506c0-1789 3688-1443 3688-693" svg:viewBox="0 0 3689 1304">
              <text:p/>
            </draw:connector>
            <draw:connector draw:style-name="gr10" draw:text-style-name="P1" draw:layer="layout" draw:type="curve" svg:x1="12.434cm" svg:y1="10.506cm" svg:x2="16.277cm" svg:y2="10.504cm" draw:start-shape="id18" draw:start-glue-point="0" draw:end-shape="id15" draw:end-glue-point="0" svg:d="m12434 10506c0-753 3843-752 3843-2" svg:viewBox="0 0 3844 566">
              <text:p/>
            </draw:connector>
            <draw:connector draw:style-name="gr10" draw:text-style-name="P1" draw:layer="layout" draw:type="curve" svg:x1="12.434cm" svg:y1="10.506cm" svg:x2="16.432cm" svg:y2="11.271cm" draw:start-shape="id18" draw:start-glue-point="0" draw:end-shape="id16" draw:end-glue-point="0" svg:d="m12434 10506c0-750 3998-1132 3998 765" svg:viewBox="0 0 3999 1381">
              <text:p/>
            </draw:connector>
            <draw:connector draw:style-name="gr10" draw:text-style-name="P1" draw:layer="layout" draw:type="curve" svg:x1="12.281cm" svg:y1="11.275cm" svg:x2="14.43cm" svg:y2="9.812cm" draw:start-shape="id17" draw:start-glue-point="0" draw:end-shape="id11" draw:end-glue-point="0" svg:d="m12281 11275c0-2944 2149-2213 2149-1463" svg:viewBox="0 0 2150 2132">
              <text:p/>
            </draw:connector>
            <draw:connector draw:style-name="gr10" draw:text-style-name="P1" draw:layer="layout" draw:type="curve" svg:x1="12.281cm" svg:y1="11.275cm" svg:x2="14.433cm" svg:y2="10.506cm" draw:start-shape="id17" draw:start-glue-point="0" draw:end-shape="id12" draw:end-glue-point="0" svg:d="m12281 11275c0-1903 2152-1519 2152-769" svg:viewBox="0 0 2153 1386">
              <text:p/>
            </draw:connector>
            <draw:connector draw:style-name="gr10" draw:text-style-name="P1" draw:layer="layout" draw:type="curve" svg:x1="12.281cm" svg:y1="11.275cm" svg:x2="14.433cm" svg:y2="11.273cm" draw:start-shape="id17" draw:start-glue-point="0" draw:end-shape="id13" draw:end-glue-point="0" svg:d="m12281 11275c0-753 2152-752 2152-2" svg:viewBox="0 0 2153 566">
              <text:p/>
            </draw:connector>
            <draw:connector draw:style-name="gr10" draw:text-style-name="P1" draw:layer="layout" draw:type="curve" svg:x1="12.281cm" svg:y1="11.275cm" svg:x2="16.122cm" svg:y2="9.813cm" draw:start-shape="id17" draw:start-glue-point="0" draw:end-shape="id14" draw:end-glue-point="0" svg:d="m12281 11275c0-2943 3841-2212 3841-1462" svg:viewBox="0 0 3842 2131">
              <text:p/>
            </draw:connector>
            <draw:connector draw:style-name="gr10" draw:text-style-name="P1" draw:layer="layout" draw:type="curve" svg:x1="12.281cm" svg:y1="11.275cm" svg:x2="16.277cm" svg:y2="10.504cm" draw:start-shape="id17" draw:start-glue-point="0" draw:end-shape="id15" draw:end-glue-point="0" svg:d="m12281 11275c0-1906 3996-1521 3996-771" svg:viewBox="0 0 3997 1388">
              <text:p/>
            </draw:connector>
            <draw:connector draw:style-name="gr10" draw:text-style-name="P1" draw:layer="layout" draw:type="curve" svg:x1="12.281cm" svg:y1="11.275cm" svg:x2="16.432cm" svg:y2="11.271cm" draw:start-shape="id17" draw:start-glue-point="0" draw:end-shape="id16" draw:end-glue-point="0" svg:d="m12281 11275c0-756 4151-754 4151-4" svg:viewBox="0 0 4152 568">
              <text:p/>
            </draw:connector>
            <draw:connector draw:style-name="gr10" draw:text-style-name="P1" draw:layer="layout" draw:type="curve" svg:x1="14.43cm" svg:y1="9.812cm" svg:x2="14.433cm" svg:y2="11.273cm" draw:start-shape="id11" draw:start-glue-point="0" draw:end-shape="id13" draw:end-glue-point="0" svg:d="m14430 9812c0-750 3-1480 3 1461" svg:viewBox="0 0 4 2130">
              <text:p/>
            </draw:connector>
            <draw:connector draw:style-name="gr10" draw:text-style-name="P1" draw:layer="layout" draw:type="curve" svg:x1="14.43cm" svg:y1="9.812cm" svg:x2="16.122cm" svg:y2="9.813cm" draw:start-shape="id11" draw:start-glue-point="0" draw:end-shape="id14" draw:end-glue-point="0" svg:d="m14430 9812c0-750 1692-750 1692 1" svg:viewBox="0 0 1693 564">
              <text:p/>
            </draw:connector>
            <draw:connector draw:style-name="gr10" draw:text-style-name="P1" draw:layer="layout" draw:type="curve" svg:x1="14.43cm" svg:y1="9.812cm" svg:x2="16.277cm" svg:y2="10.504cm" draw:start-shape="id11" draw:start-glue-point="0" draw:end-shape="id15" draw:end-glue-point="0" svg:d="m14430 9812c0-750 1847-1096 1847 692" svg:viewBox="0 0 1848 1303">
              <text:p/>
            </draw:connector>
            <draw:connector draw:style-name="gr10" draw:text-style-name="P1" draw:layer="layout" draw:type="curve" svg:x1="14.43cm" svg:y1="9.812cm" svg:x2="16.432cm" svg:y2="11.271cm" draw:start-shape="id11" draw:start-glue-point="0" draw:end-shape="id16" draw:end-glue-point="0" svg:d="m14430 9812c0-750 2002-1479 2002 1459" svg:viewBox="0 0 2003 2128">
              <text:p/>
            </draw:connector>
            <draw:connector draw:style-name="gr10" draw:text-style-name="P1" draw:layer="layout" draw:type="curve" svg:x1="14.433cm" svg:y1="10.506cm" svg:x2="16.122cm" svg:y2="9.813cm" draw:start-shape="id12" draw:start-glue-point="0" draw:end-shape="id14" draw:end-glue-point="0" svg:d="m14433 10506c0-1789 1689-1443 1689-693" svg:viewBox="0 0 1690 1304">
              <text:p/>
            </draw:connector>
            <draw:connector draw:style-name="gr10" draw:text-style-name="P1" draw:layer="layout" draw:type="curve" svg:x1="14.433cm" svg:y1="10.506cm" svg:x2="16.277cm" svg:y2="10.504cm" draw:start-shape="id12" draw:start-glue-point="0" draw:end-shape="id15" draw:end-glue-point="0" svg:d="m14433 10506c0-753 1844-752 1844-2" svg:viewBox="0 0 1845 566">
              <text:p/>
            </draw:connector>
            <draw:connector draw:style-name="gr10" draw:text-style-name="P1" draw:layer="layout" draw:type="curve" svg:x1="14.433cm" svg:y1="10.506cm" svg:x2="16.432cm" svg:y2="11.271cm" draw:start-shape="id12" draw:start-glue-point="0" draw:end-shape="id16" draw:end-glue-point="0" svg:d="m14433 10506c0-750 1999-1132 1999 765" svg:viewBox="0 0 2000 1381">
              <text:p/>
            </draw:connector>
            <draw:connector draw:style-name="gr10" draw:text-style-name="P1" draw:layer="layout" draw:type="curve" svg:x1="14.433cm" svg:y1="11.273cm" svg:x2="16.122cm" svg:y2="9.813cm" draw:start-shape="id13" draw:start-glue-point="0" draw:end-shape="id14" draw:end-glue-point="0" svg:d="m14433 11273c0-2940 1689-2210 1689-1460" svg:viewBox="0 0 1690 2129">
              <text:p/>
            </draw:connector>
            <draw:connector draw:style-name="gr10" draw:text-style-name="P1" draw:layer="layout" draw:type="curve" svg:x1="14.433cm" svg:y1="11.273cm" svg:x2="16.277cm" svg:y2="10.504cm" draw:start-shape="id13" draw:start-glue-point="0" draw:end-shape="id15" draw:end-glue-point="0" svg:d="m14433 11273c0-1903 1844-1519 1844-769" svg:viewBox="0 0 1845 1386">
              <text:p/>
            </draw:connector>
            <draw:connector draw:style-name="gr10" draw:text-style-name="P1" draw:layer="layout" draw:type="curve" svg:x1="14.433cm" svg:y1="11.273cm" svg:x2="16.432cm" svg:y2="11.271cm" draw:start-shape="id13" draw:start-glue-point="0" draw:end-shape="id16" draw:end-glue-point="0" svg:d="m14433 11273c0-753 1999-752 1999-2" svg:viewBox="0 0 2000 566">
              <text:p/>
            </draw:connector>
            <draw:connector draw:style-name="gr10" draw:text-style-name="P1" draw:layer="layout" draw:type="curve" svg:x1="16.122cm" svg:y1="9.813cm" svg:x2="16.277cm" svg:y2="10.504cm" draw:start-shape="id14" draw:start-glue-point="0" draw:end-shape="id15" draw:end-glue-point="0" svg:d="m16122 9813c0-750 155-1095 155 691" svg:viewBox="0 0 156 1302">
              <text:p/>
            </draw:connector>
            <draw:connector draw:style-name="gr10" draw:text-style-name="P1" draw:layer="layout" draw:type="curve" svg:x1="16.122cm" svg:y1="9.813cm" svg:x2="16.432cm" svg:y2="11.271cm" draw:start-shape="id14" draw:start-glue-point="0" draw:end-shape="id16" draw:end-glue-point="0" svg:d="m16122 9813c0-750 310-1479 310 1458" svg:viewBox="0 0 311 2127">
              <text:p/>
            </draw:connector>
            <draw:connector draw:style-name="gr10" draw:text-style-name="P1" draw:layer="layout" draw:type="curve" svg:x1="12.582cm" svg:y1="9.81cm" svg:x2="12.434cm" svg:y2="10.506cm" draw:start-shape="id10" draw:start-glue-point="0" draw:end-shape="id18" draw:end-glue-point="0" svg:d="m12582 9810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2.252cm" svg:height="1.27cm" svg:x="19.986cm" svg:y="3.274cm">
            <text:p text:style-name="P1"><text:span text:style-name="T2">Coarse</text:span></text:p>
            <text:p text:style-name="P1"><text:span text:style-name="T2">Output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78cm" svg:x="18.834cm" svg:y="8.892cm">
            <draw:image xlink:href="Pictures/10000000000001F40000014D6C2100C9.png" xlink:type="simple" xlink:show="embed" xlink:actuate="onLoad">
              <text:p/>
            </draw:image>
          </draw:fram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894cm" svg:y="7.9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F40000014D3999EEC1.jpg" xlink:type="simple" xlink:show="embed" xlink:actuate="onLoad"/>
    <draw:fill-image draw:name="Bitmape_20_2" draw:display-name="Bitmape 2" xlink:href="Pictures/10000000000001F40000014D6C2100C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4-12-17T19:48:01</meta:creation-date>
    <dc:date>2014-12-19T07:52:06</dc:date>
    <dc:creator>lcchen </dc:creator>
    <meta:editing-duration>PT1H22M8S</meta:editing-duration>
    <meta:editing-cycles>31</meta:editing-cycles>
    <meta:generator>LibreOffice/3.5$Linux_X86_64 LibreOffice_project/350m1$Build-2</meta:generator>
    <meta:document-statistic meta:object-count="168"/>
  </office:meta>
</office:document-meta>
</file>